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SettingsEvent.getSettingsStartingWith(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adSettingsEvent.asIn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adSettingsEvent.getSetting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SettingsEvent.asBoolean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SettingsEvent.LoadSettingsEvent( Object source ,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